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44" table:default-cell-style-name="ce3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3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3" office:value-type="string" calcext:value-type="string">
            <text:p>transgenic_line_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organ_substructure</text:p>
          </table:table-cell>
          <table:table-cell table:style-name="ce3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office:value-type="string" calcext:value-type="string">
            <text:p>direction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table:style-name="ce3"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style-name="ce3"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3"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2:02:25.332573573</meta:creation-date>
    <dc:date>2018-07-24T12:03:07.676766623</dc:date>
    <dc:creator>jacob </dc:creator>
    <meta:editing-duration>P0D</meta:editing-duration>
    <meta:editing-cycles>1</meta:editing-cycles>
    <meta:generator>LibreOffice/4.2.8.2$Linux_X86_64 LibreOffice_project/420m0$Build-2</meta:generator>
    <meta:document-statistic meta:table-count="1" meta:cell-count="214" meta:object-count="0"/>
  </office:meta>
</office:document-meta>
</file>